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DejaVu Serif" svg:font-family="'DejaVu Serif'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SubboardCellValues" style:family="table">
      <style:table-properties style:width="6.925in" table:align="margins" style:may-break-between-rows="false"/>
    </style:style>
    <style:style style:name="SubboardCellValues.A" style:family="table-column">
      <style:table-column-properties style:column-width="2.3083in" style:rel-column-width="21845*"/>
    </style:style>
    <style:style style:name="SubboardCellValues.A1" style:family="table-cell">
      <style:table-cell-properties fo:padding="0.0382in" fo:border-left="0.05pt solid #000000" fo:border-right="none" fo:border-top="0.05pt solid #000000" fo:border-bottom="0.05pt solid #000000"/>
    </style:style>
    <style:style style:name="SubboardCellValues.C1" style:family="table-cell">
      <style:table-cell-properties fo:padding="0.0382in" fo:border="0.05pt solid #000000"/>
    </style:style>
    <style:style style:name="SubboardCellValues.A2" style:family="table-cell">
      <style:table-cell-properties fo:padding="0.0382in" fo:border-left="0.05pt solid #000000" fo:border-right="none" fo:border-top="none" fo:border-bottom="0.05pt solid #000000"/>
    </style:style>
    <style:style style:name="SubboardCellValue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erif1" fo:font-size="12pt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DejaVu Serif1" fo:font-size="12pt" style:font-size-asian="12pt" style:font-size-complex="12pt"/>
    </style:style>
    <style:style style:name="P3" style:family="paragraph" style:parent-style-name="Standard">
      <style:text-properties style:font-name="DejaVu Serif1" fo:font-size="12pt" officeooo:paragraph-rsid="001a6d04" style:font-size-asian="12pt" style:font-size-complex="12pt"/>
    </style:style>
    <style:style style:name="P4" style:family="paragraph" style:parent-style-name="Standard">
      <style:text-properties style:font-name="DejaVu Serif1" fo:font-size="12pt" officeooo:paragraph-rsid="00241497" style:font-size-asian="12pt" style:font-size-complex="12pt"/>
    </style:style>
    <style:style style:name="P5" style:family="paragraph" style:parent-style-name="Standard" style:list-style-name="L1">
      <style:text-properties officeooo:paragraph-rsid="001ac6c2"/>
    </style:style>
    <style:style style:name="P6" style:family="paragraph" style:parent-style-name="Standard" style:list-style-name="L1">
      <style:text-properties officeooo:paragraph-rsid="005f0685"/>
    </style:style>
    <style:style style:name="P7" style:family="paragraph" style:parent-style-name="Standard" style:list-style-name="L1">
      <style:text-properties style:font-name="DejaVu Serif1" fo:font-size="12pt" officeooo:paragraph-rsid="001a6d04" style:font-size-asian="12pt" style:font-size-complex="12pt"/>
    </style:style>
    <style:style style:name="P8" style:family="paragraph" style:parent-style-name="Standard" style:list-style-name="L1">
      <style:text-properties style:font-name="DejaVu Serif1" fo:font-size="12pt" officeooo:paragraph-rsid="002e4610" style:font-size-asian="12pt" style:font-size-complex="12pt"/>
    </style:style>
    <style:style style:name="P9" style:family="paragraph" style:parent-style-name="Standard" style:list-style-name="L1">
      <style:text-properties style:font-name="DejaVu Serif1" fo:font-size="12pt" officeooo:paragraph-rsid="00373441" style:font-size-asian="12pt" style:font-size-complex="12pt"/>
    </style:style>
    <style:style style:name="P10" style:family="paragraph" style:parent-style-name="Standard" style:list-style-name="L1">
      <style:text-properties style:font-name="DejaVu Serif1" fo:font-size="12pt" officeooo:paragraph-rsid="005006e8" style:font-size-asian="12pt" style:font-size-complex="12pt"/>
    </style:style>
    <style:style style:name="P11" style:family="paragraph" style:parent-style-name="Standard" style:list-style-name="L1">
      <style:text-properties style:font-name="DejaVu Serif1" fo:font-size="12pt" officeooo:paragraph-rsid="00526406" style:font-size-asian="12pt" style:font-size-complex="12pt"/>
    </style:style>
    <style:style style:name="P12" style:family="paragraph" style:parent-style-name="Standard" style:list-style-name="L1">
      <style:text-properties style:font-name="DejaVu Serif1" fo:font-size="12pt" officeooo:paragraph-rsid="005a2913" style:font-size-asian="12pt" style:font-size-complex="12pt"/>
    </style:style>
    <style:style style:name="P13" style:family="paragraph" style:parent-style-name="Standard" style:list-style-name="L1">
      <style:text-properties style:font-name="DejaVu Serif1" fo:font-size="12pt" officeooo:paragraph-rsid="005db42e" style:font-size-asian="12pt" style:font-size-complex="12pt"/>
    </style:style>
    <style:style style:name="P14" style:family="paragraph" style:parent-style-name="Standard" style:list-style-name="L1">
      <style:text-properties style:font-name="DejaVu Serif1" fo:font-size="12pt" officeooo:paragraph-rsid="005f0685" style:font-size-asian="12pt" style:font-size-complex="12pt"/>
    </style:style>
    <style:style style:name="P15" style:family="paragraph" style:parent-style-name="Standard" style:list-style-name="L1">
      <style:text-properties style:font-name="DejaVu Serif1" fo:font-size="12pt" officeooo:paragraph-rsid="00615a6b" style:font-size-asian="12pt" style:font-size-complex="12pt"/>
    </style:style>
    <style:style style:name="P16" style:family="paragraph" style:parent-style-name="Standard" style:list-style-name="L1">
      <style:text-properties style:font-name="DejaVu Serif1" fo:font-size="12pt" officeooo:paragraph-rsid="00628195" style:font-size-asian="12pt" style:font-size-complex="12pt"/>
    </style:style>
    <style:style style:name="P17" style:family="paragraph" style:parent-style-name="Standard" style:list-style-name="L1">
      <style:text-properties style:font-name="DejaVu Serif1" fo:font-size="12pt" officeooo:rsid="0027bc36" officeooo:paragraph-rsid="00615a6b" style:font-size-asian="12pt" style:font-size-complex="12pt"/>
    </style:style>
    <style:style style:name="P18" style:family="paragraph" style:parent-style-name="Standard">
      <style:text-properties style:font-name="DejaVu Serif1" fo:font-size="12pt" officeooo:paragraph-rsid="001a6d04" style:font-size-asian="12pt" style:font-size-complex="12pt"/>
    </style:style>
    <style:style style:name="P19" style:family="paragraph" style:parent-style-name="Standard">
      <style:text-properties style:font-name="DejaVu Serif1" fo:font-size="12pt" officeooo:paragraph-rsid="005006e8" style:font-size-asian="12pt" style:font-size-complex="12pt"/>
    </style:style>
    <style:style style:name="P20" style:family="paragraph" style:parent-style-name="Standard">
      <style:text-properties style:font-name="DejaVu Serif1" fo:font-size="12pt" officeooo:paragraph-rsid="00373441" style:font-size-asian="12pt" style:font-size-complex="12pt"/>
    </style:style>
    <style:style style:name="P21" style:family="paragraph" style:parent-style-name="Standard" style:list-style-name="L1">
      <style:text-properties style:font-name="DejaVu Serif1" fo:font-size="12pt" officeooo:rsid="00615a6b" officeooo:paragraph-rsid="00615a6b" style:font-size-asian="12pt" style:font-size-complex="12pt"/>
    </style:style>
    <style:style style:name="P22" style:family="paragraph" style:parent-style-name="Standard">
      <style:text-properties style:font-name="DejaVu Serif1" fo:font-size="12pt" fo:font-style="normal" officeooo:rsid="001a6d04" style:font-size-asian="12pt" style:font-style-asian="normal" style:font-size-complex="12pt" style:font-style-complex="normal"/>
    </style:style>
    <style:style style:name="P23" style:family="paragraph" style:parent-style-name="Standard" style:list-style-name="L1">
      <style:text-properties style:font-name="DejaVu Sans Mono" fo:font-size="12pt" style:text-underline-style="solid" style:text-underline-width="auto" style:text-underline-color="font-color" officeooo:rsid="0027bc36" officeooo:paragraph-rsid="00615a6b" style:font-size-asian="12pt" style:font-size-complex="12pt"/>
    </style:style>
    <style:style style:name="P24" style:family="paragraph" style:parent-style-name="Heading_20_5">
      <style:text-properties officeooo:paragraph-rsid="001a6d04"/>
    </style:style>
    <style:style style:name="P25" style:family="paragraph" style:parent-style-name="Heading_20_5">
      <style:text-properties officeooo:paragraph-rsid="002e4610"/>
    </style:style>
    <style:style style:name="P26" style:family="paragraph" style:parent-style-name="Heading_20_5">
      <style:text-properties style:font-name="DejaVu Serif1" fo:font-size="12pt" fo:font-style="normal" officeooo:rsid="001a6d04" officeooo:paragraph-rsid="00373441" style:font-size-asian="12pt" style:font-style-asian="normal" style:font-size-complex="12pt" style:font-style-complex="normal"/>
    </style:style>
    <style:style style:name="P27" style:family="paragraph" style:parent-style-name="Table_20_Contents">
      <style:text-properties style:font-name="DejaVu Serif1" fo:font-size="12pt" officeooo:rsid="0055fb6b" officeooo:paragraph-rsid="0055fb6b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719bc" style:font-weight-asian="bold" style:font-weight-complex="bold"/>
    </style:style>
    <style:style style:name="T4" style:family="text">
      <style:text-properties fo:font-weight="bold" officeooo:rsid="002b9199" style:font-weight-asian="bold" style:font-weight-complex="bold"/>
    </style:style>
    <style:style style:name="T5" style:family="text">
      <style:text-properties fo:font-weight="bold" officeooo:rsid="002e4610" style:font-weight-asian="bold" style:font-weight-complex="bold"/>
    </style:style>
    <style:style style:name="T6" style:family="text">
      <style:text-properties fo:font-weight="bold" officeooo:rsid="0033b53d" style:font-weight-asian="bold" style:font-weight-complex="bold"/>
    </style:style>
    <style:style style:name="T7" style:family="text">
      <style:text-properties fo:font-weight="bold" officeooo:rsid="00615a6b" style:font-weight-asian="bold" style:font-weight-complex="bold"/>
    </style:style>
    <style:style style:name="T8" style:family="text">
      <style:text-properties fo:font-weight="bold" officeooo:rsid="00628195" style:font-weight-asian="bold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a6d04" style:font-style-asian="normal" style:font-style-complex="normal"/>
    </style:style>
    <style:style style:name="T11" style:family="text">
      <style:text-properties fo:font-style="normal" officeooo:rsid="00373441" style:font-style-asian="normal" style:font-style-complex="normal"/>
    </style:style>
    <style:style style:name="T12" style:family="text">
      <style:text-properties fo:font-style="normal" officeooo:rsid="004d5aad" style:font-style-asian="normal" style:font-style-complex="normal"/>
    </style:style>
    <style:style style:name="T13" style:family="text">
      <style:text-properties fo:font-style="normal" officeooo:rsid="004ec8a3" style:font-style-asian="normal" style:font-style-complex="normal"/>
    </style:style>
    <style:style style:name="T14" style:family="text">
      <style:text-properties fo:font-style="normal" officeooo:rsid="0051dd7c" style:font-style-asian="normal" style:font-style-complex="normal"/>
    </style:style>
    <style:style style:name="T15" style:family="text">
      <style:text-properties fo:font-style="normal" officeooo:rsid="00526406" style:font-style-asian="normal" style:font-style-complex="normal"/>
    </style:style>
    <style:style style:name="T16" style:family="text">
      <style:text-properties fo:font-style="normal" officeooo:rsid="00555f3e" style:font-style-asian="normal" style:font-style-complex="normal"/>
    </style:style>
    <style:style style:name="T17" style:family="text">
      <style:text-properties fo:font-style="normal" officeooo:rsid="00585ee4" style:font-style-asian="normal" style:font-style-complex="normal"/>
    </style:style>
    <style:style style:name="T18" style:family="text">
      <style:text-properties fo:font-style="normal" officeooo:rsid="005a2913" style:font-style-asian="normal" style:font-style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1a6d04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4d5aad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51dd7c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526406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555f3e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56ccd0" style:font-style-asian="normal" style:font-weight-asian="bold" style:font-style-complex="normal" style:font-weight-complex="bold"/>
    </style:style>
    <style:style style:name="T26" style:family="text">
      <style:text-properties officeooo:rsid="001a6d04"/>
    </style:style>
    <style:style style:name="T27" style:family="text">
      <style:text-properties style:font-name="DejaVu Serif1" fo:font-size="12pt" fo:font-style="normal" style:font-size-asian="12pt" style:font-style-asian="normal" style:font-size-complex="12pt" style:font-style-complex="normal"/>
    </style:style>
    <style:style style:name="T28" style:family="text">
      <style:text-properties style:font-name="DejaVu Serif1" fo:font-size="12pt" fo:font-style="normal" officeooo:rsid="005bbff8" style:font-size-asian="12pt" style:font-style-asian="normal" style:font-size-complex="12pt" style:font-style-complex="normal"/>
    </style:style>
    <style:style style:name="T29" style:family="text">
      <style:text-properties style:font-name="DejaVu Serif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font-name="DejaVu Serif1" fo:font-size="12pt" fo:font-style="normal" fo:font-weight="bold" officeooo:rsid="005bbff8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style:font-name="DejaVu Serif1" fo:font-size="12pt" style:font-size-asian="12pt" style:font-size-complex="12pt"/>
    </style:style>
    <style:style style:name="T32" style:family="text">
      <style:text-properties style:font-name="DejaVu Serif1" fo:font-size="12pt" officeooo:rsid="002719bc" style:font-size-asian="12pt" style:font-size-complex="12pt"/>
    </style:style>
    <style:style style:name="T33" style:family="text">
      <style:text-properties style:font-name="DejaVu Serif1" fo:font-size="12pt" officeooo:rsid="0028b46f" style:font-size-asian="12pt" style:font-size-complex="12pt"/>
    </style:style>
    <style:style style:name="T34" style:family="text">
      <style:text-properties style:font-name="DejaVu Serif1" fo:font-size="12pt" fo:font-weight="bold" style:font-size-asian="12pt" style:font-weight-asian="bold" style:font-size-complex="12pt" style:font-weight-complex="bold"/>
    </style:style>
    <style:style style:name="T35" style:family="text">
      <style:text-properties style:font-name="DejaVu Serif1" fo:font-size="12pt" fo:font-weight="bold" officeooo:rsid="002e4610" style:font-size-asian="12pt" style:font-weight-asian="bold" style:font-size-complex="12pt" style:font-weight-complex="bold"/>
    </style:style>
    <style:style style:name="T36" style:family="text">
      <style:text-properties style:font-name="DejaVu Serif1" fo:font-size="12pt" fo:font-weight="bold" officeooo:rsid="0033b53d" style:font-size-asian="12pt" style:font-weight-asian="bold" style:font-size-complex="12pt" style:font-weight-complex="bold"/>
    </style:style>
    <style:style style:name="T37" style:family="text">
      <style:text-properties style:font-name="DejaVu Serif1" fo:font-size="12pt" style:text-underline-style="none" officeooo:rsid="002719bc" style:font-size-asian="12pt" style:font-size-complex="12pt"/>
    </style:style>
    <style:style style:name="T38" style:family="text">
      <style:text-properties style:font-name="DejaVu Serif1" fo:font-size="12pt" style:text-underline-style="none" officeooo:rsid="005c4f6e" style:font-size-asian="12pt" style:font-size-complex="12pt"/>
    </style:style>
    <style:style style:name="T39" style:family="text">
      <style:text-properties officeooo:rsid="002719bc"/>
    </style:style>
    <style:style style:name="T40" style:family="text">
      <style:text-properties style:font-name="DejaVu Sans Mono" style:text-underline-style="solid" style:text-underline-width="auto" style:text-underline-color="font-color"/>
    </style:style>
    <style:style style:name="T41" style:family="text">
      <style:text-properties style:font-name="DejaVu Sans Mono" style:text-underline-style="solid" style:text-underline-width="auto" style:text-underline-color="font-color" officeooo:rsid="0028b46f"/>
    </style:style>
    <style:style style:name="T42" style:family="text">
      <style:text-properties style:font-name="DejaVu Sans Mono" style:text-underline-style="solid" style:text-underline-width="auto" style:text-underline-color="font-color" officeooo:rsid="002a5adc"/>
    </style:style>
    <style:style style:name="T43" style:family="text">
      <style:text-properties style:font-name="DejaVu Sans Mono" style:text-underline-style="solid" style:text-underline-width="auto" style:text-underline-color="font-color" officeooo:rsid="002cab58"/>
    </style:style>
    <style:style style:name="T44" style:family="text">
      <style:text-properties style:font-name="DejaVu Sans Mono" style:text-underline-style="solid" style:text-underline-width="auto" style:text-underline-color="font-color" officeooo:rsid="002719bc"/>
    </style:style>
    <style:style style:name="T45" style:family="text">
      <style:text-properties style:font-name="DejaVu Sans Mono" style:text-underline-style="solid" style:text-underline-width="auto" style:text-underline-color="font-color" officeooo:rsid="002e4610"/>
    </style:style>
    <style:style style:name="T46" style:family="text">
      <style:text-properties style:font-name="DejaVu Sans Mono" style:text-underline-style="solid" style:text-underline-width="auto" style:text-underline-color="font-color" officeooo:rsid="002f6f00"/>
    </style:style>
    <style:style style:name="T47" style:family="text">
      <style:text-properties style:font-name="DejaVu Sans Mono" style:text-underline-style="solid" style:text-underline-width="auto" style:text-underline-color="font-color" officeooo:rsid="0033b53d"/>
    </style:style>
    <style:style style:name="T48" style:family="text">
      <style:text-properties style:font-name="DejaVu Sans Mono" style:text-underline-style="solid" style:text-underline-width="auto" style:text-underline-color="font-color" officeooo:rsid="005db42e"/>
    </style:style>
    <style:style style:name="T49" style:family="text">
      <style:text-properties style:font-name="DejaVu Sans Mono" style:text-underline-style="solid" style:text-underline-width="auto" style:text-underline-color="font-color" officeooo:rsid="005f0685"/>
    </style:style>
    <style:style style:name="T50" style:family="text">
      <style:text-properties style:font-name="DejaVu Sans Mono" style:text-underline-style="solid" style:text-underline-width="auto" style:text-underline-color="font-color" officeooo:rsid="00615a6b"/>
    </style:style>
    <style:style style:name="T51" style:family="text">
      <style:text-properties style:font-name="DejaVu Sans Mono" style:text-underline-style="solid" style:text-underline-width="auto" style:text-underline-color="font-color" officeooo:rsid="00628195"/>
    </style:style>
    <style:style style:name="T52" style:family="text">
      <style:text-properties style:font-name="DejaVu Sans Mono" fo:font-size="12pt" style:text-underline-style="solid" style:text-underline-width="auto" style:text-underline-color="font-color" officeooo:rsid="002719bc" style:font-size-asian="12pt" style:font-size-complex="12pt"/>
    </style:style>
    <style:style style:name="T53" style:family="text">
      <style:text-properties style:font-name="DejaVu Sans Mono" fo:font-size="12pt" style:text-underline-style="solid" style:text-underline-width="auto" style:text-underline-color="font-color" officeooo:rsid="0028b46f" style:font-size-asian="12pt" style:font-size-complex="12pt"/>
    </style:style>
    <style:style style:name="T54" style:family="text">
      <style:text-properties style:font-name="DejaVu Sans Mono" fo:font-size="12pt" style:text-underline-style="solid" style:text-underline-width="auto" style:text-underline-color="font-color" officeooo:rsid="002e4610" style:font-size-asian="12pt" style:font-size-complex="12pt"/>
    </style:style>
    <style:style style:name="T55" style:family="text">
      <style:text-properties style:font-name="DejaVu Sans Mono" fo:font-size="12pt" style:text-underline-style="solid" style:text-underline-width="auto" style:text-underline-color="font-color" officeooo:rsid="0033b53d" style:font-size-asian="12pt" style:font-size-complex="12pt"/>
    </style:style>
    <style:style style:name="T56" style:family="text">
      <style:text-properties officeooo:rsid="0028b46f"/>
    </style:style>
    <style:style style:name="T57" style:family="text">
      <style:text-properties officeooo:rsid="002a5adc"/>
    </style:style>
    <style:style style:name="T58" style:family="text">
      <style:text-properties officeooo:rsid="002e4610"/>
    </style:style>
    <style:style style:name="T59" style:family="text">
      <style:text-properties officeooo:rsid="0046a72d"/>
    </style:style>
    <style:style style:name="T60" style:family="text">
      <style:text-properties officeooo:rsid="004c972a"/>
    </style:style>
    <style:style style:name="T61" style:family="text">
      <style:text-properties officeooo:rsid="004d5aad"/>
    </style:style>
    <style:style style:name="T62" style:family="text">
      <style:text-properties officeooo:rsid="005461f6"/>
    </style:style>
    <style:style style:name="T63" style:family="text">
      <style:text-properties officeooo:rsid="005bbff8"/>
    </style:style>
    <style:style style:name="T64" style:family="text">
      <style:text-properties style:text-underline-style="none" officeooo:rsid="002719bc"/>
    </style:style>
    <style:style style:name="T65" style:family="text">
      <style:text-properties style:text-underline-style="none" officeooo:rsid="005c4f6e"/>
    </style:style>
    <style:style style:name="T66" style:family="text">
      <style:text-properties style:text-underline-style="none" officeooo:rsid="0028b46f"/>
    </style:style>
    <style:style style:name="T67" style:family="text">
      <style:text-properties officeooo:rsid="006001dc"/>
    </style:style>
    <style:style style:name="fr1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prefix="[   ] " style:num-suffix=". 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AI Final Exam Fall <text:span text:style-name="T39">2018</text:span></text:h>
      <text:p text:style-name="P1"/>
      <text:p text:style-name="P2">Name <text:span text:style-name="T1"><text:s text:c="54"/></text:span></text:p>
      <text:p text:style-name="P1"/>
      <text:p text:style-name="P4"><text:span text:style-name="T26">Choose 1 problem per category below. <text:s/></text:span>Each completed task is worth 2<text:span text:style-name="T60">0</text:span> points <text:span text:style-name="T59">out of 100</text:span>. <text:span text:style-name="T26">There is an exam download on Canvas that should be unpacked where it has access to your RubiksCubeSolver program. </text:span>It contains scripts <text:span text:style-name="T67">and data</text:span> files <text:span text:style-name="T67">for the Rubik’s cube problems.</text:span></text:p>
      <text:p text:style-name="Standard"/>
      <text:h text:style-name="P24" text:outline-level="5"><text:span text:style-name="T39">Rubik’s</text:span> <text:span text:style-name="T39">Cube </text:span>Problems <text:s/><text:span text:style-name="T26">(Choose 1)</text:span></text:h>
      <text:list xml:id="list1911092554" text:style-name="L1">
        <text:list-header>
          <text:p text:style-name="P15"/>
        </text:list-header>
        <text:list-item>
          <text:p text:style-name="P15"><text:span text:style-name="T3">About Face</text:span><text:span text:style-name="T2">:</text:span> <text:s/><text:span text:style-name="T39">Modify your Rubik’s cube solving program to allow rotating faces 180 degrees, as well as the 90 degree clock-wise and counter clock-wise rotations already supported. <text:s/>The rotate command must be modified to support the following syntax:</text:span></text:p>
          <text:p text:style-name="P15"/>
          <text:p text:style-name="P23">rotate color direction</text:p>
          <text:p text:style-name="P23"/>
          <text:p text:style-name="P17"><text:span text:style-name="T40">color</text:span> is any of the six colors: red, green, white, yellow, orange, blue</text:p>
          <text:p text:style-name="P17"><text:span text:style-name="T40">direction</text:span> is any of the directions: cw, ccw, 180</text:p>
          <text:p text:style-name="P17"><text:span text:style-name="T39">This work should only require the Rubik’s cube class and your driver program to be modified. <text:s/>Pass-off using the </text:span><text:span text:style-name="T41">pass_off_about_face.bash</text:span><text:span text:style-name="T56"> script. <text:s/>This script needs to run where ./</text:span><text:span text:style-name="T41">RubiksCubeSolver</text:span><text:span text:style-name="T64"> </text:span><text:span text:style-name="T65">is available.</text:span></text:p>
          <text:p text:style-name="P15"/>
        </text:list-item>
        <text:list-item>
          <text:p text:style-name="P15"><text:span text:style-name="T7">Middle</text:span><text:span text:style-name="T3"> Face</text:span><text:span text:style-name="T2">:</text:span> <text:s/><text:span text:style-name="T39">Modify your Rubik’s cube solving program to allow rotating one of the 3 middle axis, as well as the rotations already supported. <text:s/>The rotate command must be modified to support the following syntax:</text:span></text:p>
          <text:p text:style-name="P15"/>
          <text:p text:style-name="P23">rotate color direction</text:p>
          <text:p text:style-name="P23"/>
          <text:p text:style-name="P17"><text:span text:style-name="T40">color</text:span> is any of the six colors: red, green, white, yellow, orange, blue</text:p>
          <text:p text:style-name="P17"><text:span text:style-name="T40">direction</text:span> is any of the directions: cw, ccw</text:p>
          <text:p text:style-name="P21">Additionally if color is red, direction may be up, down, left or right to signal direction of travel of the center red piece. <text:s/>If the color is blue, up or down are also legal. <text:s/>This will produce a total of 6 additional new actions. <text:s/>When you implement this, don’t actually move the middle pieces, instead move the two faces appropriately.</text:p>
          <text:p text:style-name="P17"><text:span text:style-name="T39">This work should only require the Rubik’s cube class and your driver program to be modified. <text:s/>Pass-off using the </text:span><text:span text:style-name="T41">pass_off_</text:span><text:span text:style-name="T50">middle</text:span><text:span text:style-name="T41">_face.bash</text:span><text:span text:style-name="T56"> script. <text:s/>This script needs to run where ./</text:span><text:span text:style-name="T41">RubiksCubeSolver</text:span><text:span text:style-name="T64"> </text:span><text:span text:style-name="T65">is available.</text:span></text:p>
          <text:p text:style-name="P17"/>
        </text:list-item>
        <text:list-item>
          <text:p text:style-name="P6"><text:span text:style-name="T35">Any </text:span><text:span text:style-name="T36">Color</text:span><text:span text:style-name="T34">:</text:span><text:span text:style-name="T31"> <text:s/></text:span><text:span text:style-name="T32">Modify your Rubik’s cube solving program to allow faces to be specified as “any color”, using the </text:span><text:span text:style-name="T52">*</text:span><text:span text:style-name="T32"> character. <text:s/>The </text:span><text:span text:style-name="T52">isequal</text:span><text:span text:style-name="T32"> command must allow face colors to be specified as any color. <text:s/>For equality comparison, the cube must consider the “any color” to match any other color. This work </text:span><text:soft-page-break/><text:span text:style-name="T32">should only require the Rubik’s cube class and maybe your driver program to be modified. <text:s/>Pass-off using the </text:span><text:span text:style-name="T53">pass_off_a</text:span><text:span text:style-name="T54">ny</text:span><text:span text:style-name="T53">_</text:span><text:span text:style-name="T55">color</text:span><text:span text:style-name="T53">.bash</text:span><text:span text:style-name="T33"> script. <text:s/>This script needs to run where ./</text:span><text:span text:style-name="T53">RubiksCubeSolver</text:span><text:span text:style-name="T37"> </text:span><text:span text:style-name="T38">is available.</text:span></text:p>
        </text:list-item>
      </text:list>
      <text:h text:style-name="P25" text:outline-level="5"><text:span text:style-name="T39">Rubik’s</text:span> <text:span text:style-name="T39">Cube </text:span>Search Problems <text:s/><text:span text:style-name="T26">(Choose 1)</text:span></text:h>
      <text:list xml:id="list225025383260145" text:continue-numbering="true" text:style-name="L1">
        <text:list-header>
          <text:p text:style-name="P8"/>
        </text:list-header>
        <text:list-item>
          <text:p text:style-name="P13"><text:span text:style-name="T4">About Face Solve</text:span><text:span text:style-name="T2">:</text:span> <text:s/><text:span text:style-name="T58">This work requires the </text:span><text:span text:style-name="T5">About Face</text:span><text:span text:style-name="T58"> problem to be solved first. Modify your Rubik’s cube solving program to solve cubes using the 180 degree rotations as well as the 90 degree rotations. <text:s/>This work should only require work in your </text:span><text:span text:style-name="T42">Action</text:span><text:span text:style-name="T57"> and </text:span><text:span text:style-name="T42">Problem</text:span><text:span text:style-name="T57"> classes. <text:s/>Pass-off using the </text:span><text:span text:style-name="T41">pass_off_about_face_</text:span><text:span text:style-name="T43">solve</text:span><text:span text:style-name="T41">.bash</text:span><text:span text:style-name="T56"> script. <text:s/>This script needs to run where ./</text:span><text:span text:style-name="T41">RubiksCubeSolver</text:span><text:span text:style-name="T56"> is available, as well as </text:span><text:span text:style-name="T48">exam_a</text:span><text:span text:style-name="T41">bout_face_</text:span><text:span text:style-name="T48">cubes</text:span><text:span text:style-name="T56">. <text:s/>It uses graph astar search. <text:s/>I realize your heuristic may not be as accurate now. <text:s/>Don’t worry about it.</text:span></text:p>
          <text:p text:style-name="P16"/>
        </text:list-item>
        <text:list-item>
          <text:p text:style-name="P16"><text:span text:style-name="T8">Middle</text:span><text:span text:style-name="T4"> Face Solve</text:span><text:span text:style-name="T2">:</text:span> <text:s/><text:span text:style-name="T58">This work requires the </text:span><text:span text:style-name="T8">Middle</text:span><text:span text:style-name="T5"> Face</text:span><text:span text:style-name="T58"> problem to be solved first. Modify your Rubik’s cube solving program to solve cubes using the additional 6 actions. <text:s/>This work should only require work in your </text:span><text:span text:style-name="T42">Action</text:span><text:span text:style-name="T57"> and </text:span><text:span text:style-name="T42">Problem</text:span><text:span text:style-name="T57"> classes. <text:s/>Pass-off using the </text:span><text:span text:style-name="T41">pass_off_</text:span><text:span text:style-name="T51">middle</text:span><text:span text:style-name="T41">_face_</text:span><text:span text:style-name="T43">solve</text:span><text:span text:style-name="T41">.bash</text:span><text:span text:style-name="T56"> script. <text:s/>This script needs to run where ./</text:span><text:span text:style-name="T41">RubiksCubeSolver</text:span><text:span text:style-name="T56"> is available, as well as </text:span><text:span text:style-name="T48">exam_</text:span><text:span text:style-name="T51">middle</text:span><text:span text:style-name="T41">_face_</text:span><text:span text:style-name="T48">cubes</text:span><text:span text:style-name="T56">. <text:s/>It uses graph astar search. <text:s/>I realize your heuristic may not be as accurate now. <text:s/>Don’t worry about it.</text:span></text:p>
          <text:p text:style-name="P16"/>
        </text:list-item>
        <text:list-item>
          <text:p text:style-name="P14"><text:span text:style-name="T5">Any</text:span><text:span text:style-name="T4"> </text:span><text:span text:style-name="T6">Color</text:span><text:span text:style-name="T4"> Solve</text:span><text:span text:style-name="T2">:</text:span> <text:s/><text:span text:style-name="T58">This work requires the </text:span><text:span text:style-name="T5">Any </text:span><text:span text:style-name="T6">Color</text:span><text:span text:style-name="T58"> problem to be solved first. Modify your Rubik’s cube solving program to allow for a goal state to be specified. <text:s/>The goal command has the same syntax as the </text:span><text:span text:style-name="T45">initial</text:span><text:span text:style-name="T58"> command, except the keyword is </text:span><text:span text:style-name="T45">goal</text:span><text:span text:style-name="T58">, and the faces may be described with the any color syntax, </text:span><text:span text:style-name="T45">*</text:span><text:span text:style-name="T58">. <text:s/>This work should require work mostly in your </text:span><text:span text:style-name="T45">State</text:span><text:span text:style-name="T58"> and </text:span><text:span text:style-name="T42">Problem</text:span><text:span text:style-name="T57"> classes and the driver program. <text:s/>Pass-off using the </text:span><text:span text:style-name="T41">pass_off_</text:span><text:span text:style-name="T46">any</text:span><text:span text:style-name="T41">_</text:span><text:span text:style-name="T47">color</text:span><text:span text:style-name="T41">_</text:span><text:span text:style-name="T43">solve</text:span><text:span text:style-name="T41">.bash</text:span><text:span text:style-name="T56"> script. <text:s/>This script needs to run where ./</text:span><text:span text:style-name="T41">RubiksCubeSolver</text:span><text:span text:style-name="T64"> </text:span><text:span text:style-name="T65">is available</text:span><text:span text:style-name="T66">, as well as </text:span><text:span text:style-name="T48">exam_</text:span><text:span text:style-name="T49">any_color</text:span><text:span text:style-name="T41">_</text:span><text:span text:style-name="T48">cubes</text:span><text:span text:style-name="T66">.</text:span><text:span text:style-name="T56"> It uses depth limited tree search.</text:span></text:p>
        </text:list-item>
      </text:list>
      <text:h text:style-name="P25" text:outline-level="5"><text:span text:style-name="T61">Vertex-Cover Local Search </text:span>Problem<text:span text:style-name="T61">s (Choose 1)</text:span></text:h>
      <text:p text:style-name="P1"/>
      <text:list xml:id="list225024600312053" text:continue-numbering="true" text:style-name="L1">
        <text:list-item>
          <text:p text:style-name="P7"><text:span text:style-name="T21">Good ‘nough</text:span><text:span text:style-name="T19">:</text:span><text:span text:style-name="T9"> </text:span><text:span text:style-name="T13">M</text:span><text:span text:style-name="T12">odify the LocalProblem::GoodEnough method to return true if all edges are covered and the cover set size is less than or equal to ¾ of the number of vertices in the graph. <text:s/>Complete enough runs with this change to show the difference in vertices generated compared to your studies during the homework project. <text:s/>Commit and push all code changes. <text:s/>Show the difference (either in graph or text form) to pass off.</text:span></text:p>
        </text:list-item>
      </text:list>
      <text:p text:style-name="P3"><text:span text:style-name="T12"/></text:p>
      <text:list xml:id="list225024506825116" text:continue-numbering="true" text:style-name="L1">
        <text:list-item>
          <text:p text:style-name="P10"><text:span text:style-name="T22">Thin to win</text:span><text:span text:style-name="T21">:</text:span><text:span text:style-name="T12"> </text:span><text:span text:style-name="T13">M</text:span><text:span text:style-name="T12">odify the LocalProblem::</text:span><text:span text:style-name="T14">RandomState</text:span><text:span text:style-name="T12"> method to </text:span><text:span text:style-name="T14">only have a 10% chance of adding a vertex to the starting cover set.</text:span><text:span text:style-name="T12"> Complete enough runs with this change to show the difference in vertices generated compared to your studies during the homework project. <text:s/>Commit and push all code changes. <text:s/>Show the difference (either in graph or text form) to pass off.</text:span></text:p>
        </text:list-item>
      </text:list>
      <text:p text:style-name="P19"><text:soft-page-break/><text:span text:style-name="T12"/></text:p>
      <text:list xml:id="list225024688612338" text:continue-numbering="true" text:style-name="L1">
        <text:list-item>
          <text:p text:style-name="P11"><text:span text:style-name="T23">Double-stuff</text:span><text:span text:style-name="T21">:</text:span><text:span text:style-name="T12"> </text:span><text:span text:style-name="T13">M</text:span><text:span text:style-name="T12">odify the </text:span><text:span text:style-name="T15">Model</text:span><text:span text:style-name="T12">::</text:span><text:span text:style-name="T15">getValue </text:span><text:span text:style-name="T12">method to </text:span><text:span text:style-name="T15">add to v the number of double covered edges. <text:s/>This is true whether the number of uncovered edges is 0 or not. <text:s/>If your assignment already did this, then remove it from getValue.</text:span><text:span text:style-name="T14"> </text:span><text:span text:style-name="T12">Complete enough runs with this change to show the difference in vertices generated compared to your studies during the homework project. <text:s/>Commit and push all code changes. <text:s/>Show the difference (either in graph or text form) to pass off.</text:span></text:p>
        </text:list-item>
      </text:list>
      <text:p text:style-name="P22"/>
      <text:h text:style-name="P26" text:outline-level="5"><text:span text:style-name="T62">Ultimate-Tic-Tac-Toe Adversarial Search</text:span> Problems <text:s/>(Choose 1)</text:h>
      <text:list xml:id="list225025929634460" text:continue-numbering="true" text:style-name="L1">
        <text:list-item>
          <text:p text:style-name="P9"><text:span text:style-name="T24">Northwest</text:span><text:span text:style-name="T19">:</text:span><text:span text:style-name="T9"> <text:s/>M</text:span><text:span text:style-name="T16">ake a new board evaluation function for</text:span><text:span text:style-name="T9"> </text:span><text:span text:style-name="T11">your</text:span><text:span text:style-name="T9"> </text:span><text:span text:style-name="T16">UTTT</text:span><text:span text:style-name="T9"> agent. <text:s/></text:span><text:span text:style-name="T16">The evaluation uses this formula: <text:s/>A winning board evaluates to 1.0, a losing board to -1.0, and a tie board to 0.0. <text:s/>If the board is not complete, then the board’s value is the sum of the values of the subboards. <text:s/>A subboard’s value is 1./9. if it’s a win, -1./9. if it’s a loss, and 0.0 if it’s a tie. <text:s/>If the subboard is not complete, the value is the sum of the value of its squares. <text:s/>The squares are positive value if owned by the player, negative if owned by the other player and 0 if not owned. <text:s/>The magnitude of the value is 16./441. for the north-west cell, 8./441. for the two adjacent cells, 4./441. for the 3 adjacent to them, 2./441. for the 2 adjacent to them and finally 1./441. for the south-east corner. <text:s/>Allow this evaluation function to used and play your agent against itself, one with your evaluation function and one with this evaluation function. <text:s/>Commit and push all code changes. <text:s/>Demonstrate the game play to pass off.</text:span></text:p>
        </text:list-item>
      </text:list>
      <table:table table:name="SubboardCellValues" table:style-name="SubboardCellValues">
        <table:table-column table:style-name="SubboardCellValues.A" table:number-columns-repeated="3"/>
        <table:table-row>
          <table:table-cell table:style-name="SubboardCellValues.A1" office:value-type="string">
            <text:p text:style-name="P27">16./441.</text:p>
          </table:table-cell>
          <table:table-cell table:style-name="SubboardCellValues.A1" office:value-type="string">
            <text:p text:style-name="P27">8./441.</text:p>
          </table:table-cell>
          <table:table-cell table:style-name="SubboardCellValues.C1" office:value-type="string">
            <text:p text:style-name="P27">4./441.</text:p>
          </table:table-cell>
        </table:table-row>
        <table:table-row>
          <table:table-cell table:style-name="SubboardCellValues.A2" office:value-type="string">
            <text:p text:style-name="P27">8./441.</text:p>
          </table:table-cell>
          <table:table-cell table:style-name="SubboardCellValues.A2" office:value-type="string">
            <text:p text:style-name="P27">4./441.</text:p>
          </table:table-cell>
          <table:table-cell table:style-name="SubboardCellValues.C2" office:value-type="string">
            <text:p text:style-name="P27">2./441.</text:p>
          </table:table-cell>
        </table:table-row>
        <table:table-row>
          <table:table-cell table:style-name="SubboardCellValues.A2" office:value-type="string">
            <text:p text:style-name="P27">4./441.</text:p>
          </table:table-cell>
          <table:table-cell table:style-name="SubboardCellValues.A2" office:value-type="string">
            <text:p text:style-name="P27">2./441.</text:p>
          </table:table-cell>
          <table:table-cell table:style-name="SubboardCellValues.C2" office:value-type="string">
            <text:p text:style-name="P27">1./441.</text:p>
          </table:table-cell>
        </table:table-row>
      </table:table>
      <text:p text:style-name="P20"><text:span text:style-name="T16"/></text:p>
      <text:list xml:id="list225024890009922" text:continue-numbering="true" text:style-name="L1">
        <text:list-header>
          <text:p text:style-name="P9"/>
        </text:list-header>
        <text:list-item>
          <text:p text:style-name="P12"><text:span text:style-name="T25">Other Side of the Mountain</text:span><text:span text:style-name="T20">:</text:span><text:span text:style-name="T10"> <text:s/>Modify </text:span><text:span text:style-name="T11">your</text:span><text:span text:style-name="T10"> </text:span><text:span text:style-name="T17">UTTT agent so that it spends more time working in the middle stages of the game than at the beginning and the end. <text:s/>Specifically, use this equation to decide how many play-outs or how much time to spend on a turn. <text:s/>Let </text:span><text:span text:style-name="T17"><draw:frame draw:style-name="fr1" draw:name="Object3" text:anchor-type="as-char" svg:width="0.1374in" svg:height="0.1839in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17">be the turn number for this player,</text:span><text:span text:style-name="T17"><draw:frame draw:style-name="fr1" draw:name="Object6" text:anchor-type="as-char" svg:width="0.1874in" svg:height="0.2091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8">be the maximum amount of work per turn,</text:span><text:span text:style-name="T17"><draw:frame draw:style-name="fr1" draw:name="Object4" text:anchor-type="as-char" svg:width="0.6047in" svg:height="0.2091in" draw:z-index="2"><draw:object xlink:href="./Object 4" xlink:type="simple" xlink:show="embed" xlink:actuate="onLoad"/><draw:image xlink:href="./ObjectReplacements/Object 4" xlink:type="simple" xlink:show="embed" xlink:actuate="onLoad"/></draw:frame></text:span><text:span text:style-name="T17">be the minimum amount of work </text:span><text:span text:style-name="T18">per turn</text:span><text:span text:style-name="T17">,</text:span><text:span text:style-name="T17"><draw:frame draw:style-name="fr1" draw:name="Object5" text:anchor-type="as-char" svg:width="0.1819in" svg:height="0.1839in" draw:z-index="3"><draw:object xlink:href="./Object 5" xlink:type="simple" xlink:show="embed" xlink:actuate="onLoad"/><draw:image xlink:href="./ObjectReplacements/Object 5" xlink:type="simple" xlink:show="embed" xlink:actuate="onLoad"/></draw:frame></text:span><text:span text:style-name="T17">be the expected number turns per player,</text:span><text:span text:style-name="T17"><draw:frame draw:style-name="fr1" draw:name="Object2" text:anchor-type="as-char" svg:width="1.1063in" svg:height="0.2134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7">, </text:span><text:span text:style-name="T18">then</text:span><text:span text:style-name="T17"> </text:span><text:span text:style-name="T17"><draw:frame draw:style-name="fr1" draw:name="Object1" text:anchor-type="as-char" svg:width="0.9783in" svg:height="0.2134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8">is the amount of work for turn t. <text:s/>For example you may use L = 20 and t1 = 40000 to configure the amount of work. <text:s/>Play this strategy against your normal strategy to observe the difference. <text:s/>Commit and push all code changes. <text:s/>Demonstrate the game play to pass off.</text:span></text:p>
        </text:list-item>
      </text:list>
      <text:p text:style-name="P3"><text:span text:style-name="T10"/></text:p>
      <text:h text:style-name="P24" text:outline-level="5"><text:span text:style-name="T63">Wrap-up</text:span> <text:s/><text:span text:style-name="T26">(Choose 1)</text:span></text:h>
      <text:p text:style-name="P3"/>
      <text:list xml:id="list225025369381629" text:continue-numbering="true" text:style-name="L1">
        <text:list-item>
          <text:p text:style-name="P5"><text:span text:style-name="T30">Pick-one</text:span><text:span text:style-name="T29">:</text:span><text:span text:style-name="T27"> </text:span><text:span text:style-name="T28">Pick one of the uncompleted tasks from a previous group to complet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DejaVu Serif" svg:font-family="'DejaVu Serif'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initial-creator>cgl</meta:initial-creator>
    <meta:creation-date>2008-12-17T08:45:49</meta:creation-date>
    <dc:date>2018-12-10T22:50:23.998882750</dc:date>
    <meta:editing-cycles>176</meta:editing-cycles>
    <meta:editing-duration>P5DT14H44M26S</meta:editing-duration>
    <meta:document-statistic meta:table-count="1" meta:image-count="0" meta:object-count="6" meta:page-count="3" meta:paragraph-count="38" meta:word-count="1240" meta:character-count="7398" meta:non-whitespace-character-count="605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t</mi>
            <mn>0</mn>
          </msub>
          <mo stretchy="false">+</mo>
          <mrow>
            <mi>g</mi>
            <mo stretchy="false">∗</mo>
            <mi>t</mi>
          </mrow>
        </mrow>
      </mrow>
    </mrow>
    <annotation encoding="StarMath 5.0">f( t ) = t_0 + g*t</annotation>
  </semantics>
</math>
</file>

<file path=Object 2/content.xml><?xml version="1.0" encoding="utf-8"?>
<math xmlns="http://www.w3.org/1998/Math/MathML" display="block">
  <semantics>
    <mrow>
      <mi>g</mi>
      <mo stretchy="false">=</mo>
      <mrow>
        <mn>3</mn>
        <mo stretchy="false">∗</mo>
        <msub>
          <mi>t</mi>
          <mn>1</mn>
        </msub>
        <mo stretchy="false">/</mo>
        <mrow>
          <mo fence="true" stretchy="false">(</mo>
          <mrow>
            <mrow>
              <mn>2</mn>
              <mo stretchy="false">∗</mo>
              <mi>L</mi>
            </mrow>
          </mrow>
          <mo fence="true" stretchy="false">)</mo>
        </mrow>
      </mrow>
    </mrow>
    <annotation encoding="StarMath 5.0">g = 3*t_1 / ( 2*L )</annotation>
  </semantics>
</math>
</file>

<file path=Object 3/content.xml><?xml version="1.0" encoding="utf-8"?>
<math xmlns="http://www.w3.org/1998/Math/MathML" display="block">
  <semantics>
    <mi>t</mi>
    <annotation encoding="StarMath 5.0">t</annotation>
  </semantics>
</math>
</file>

<file path=Object 4/content.xml><?xml version="1.0" encoding="utf-8"?>
<math xmlns="http://www.w3.org/1998/Math/MathML" display="block">
  <semantics>
    <mrow>
      <msub>
        <mi>t</mi>
        <mn>0</mn>
      </msub>
      <mo stretchy="false">=</mo>
      <mrow>
        <msub>
          <mi>t</mi>
          <mn>1</mn>
        </msub>
        <mo stretchy="false">/</mo>
        <mn>4</mn>
      </mrow>
    </mrow>
    <annotation encoding="StarMath 5.0">t_0 = t_1 / 4</annotation>
  </semantics>
</math>
</file>

<file path=Object 5/content.xml><?xml version="1.0" encoding="utf-8"?>
<math xmlns="http://www.w3.org/1998/Math/MathML" display="block">
  <semantics>
    <mi>L</mi>
    <annotation encoding="StarMath 5.0">L</annotation>
  </semantics>
</math>
</file>

<file path=Object 6/content.xml><?xml version="1.0" encoding="utf-8"?>
<math xmlns="http://www.w3.org/1998/Math/MathML" display="block">
  <semantics>
    <msub>
      <mi>t</mi>
      <mn>1</mn>
    </msub>
    <annotation encoding="StarMath 5.0">t_1</annotation>
  </semantics>
</math>
</file>